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403in"/>
    </style:style>
    <style:style style:name="Table1.B" style:family="table-column">
      <style:table-column-properties style:column-width="0.578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188in" table:align="left"/>
    </style:style>
    <style:style style:name="Table2.A" style:family="table-column">
      <style:table-column-properties style:column-width="1.2472in"/>
    </style:style>
    <style:style style:name="Table2.B" style:family="table-column">
      <style:table-column-properties style:column-width="0.2063in"/>
    </style:style>
    <style:style style:name="Table2.C" style:family="table-column">
      <style:table-column-properties style:column-width="2.8674in"/>
    </style:style>
    <style:style style:name="Table2.D" style:family="table-column">
      <style:table-column-properties style:column-width="2.597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584in" fo:margin-left="0.3313in" fo:margin-right="0.0097in" table:align="margins"/>
    </style:style>
    <style:style style:name="Table3.A" style:family="table-column">
      <style:table-column-properties style:column-width="6.584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584in" fo:margin-left="0.3313in" fo:margin-right="0.0097in" table:align="margins"/>
    </style:style>
    <style:style style:name="Table4.A" style:family="table-column">
      <style:table-column-properties style:column-width="6.584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0319in" fo:margin-left="0.884in" fo:margin-right="0.009in" table:align="margins"/>
    </style:style>
    <style:style style:name="Table5.A" style:family="table-column">
      <style:table-column-properties style:column-width="6.0319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5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B-22</text:p>
          </table:table-cell>
        </table:table-row>
      </table:table>
      <text:p text:style-name="Standard"/>
      <text:p text:style-name="Standard"><text:tab/><text:tab/><text:tab/><text:tab/><text:tab/><text:tab/><text:tab/><text:tab/> <text:s text:c="8"/>{dikeluarkan}, {pada_tanggal}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or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omor}</text:p>
          </table:table-cell>
          <table:table-cell table:style-name="Table2.A1" office:value-type="string">
            <text:p text:style-name="P1">KEPADA YTH :</text:p>
          </table:table-cell>
        </table:table-row>
        <table:table-row>
          <table:table-cell table:style-name="Table2.A1" office:value-type="string">
            <text:p text:style-name="Table_20_Contents">Sifat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ifat}</text:p>
          </table:table-cell>
          <table:table-cell table:style-name="Table2.A1" office:value-type="string">
            <text:p text:style-name="Table_20_Contents">{kepada}</text:p>
          </table:table-cell>
        </table:table-row>
        <table:table-row>
          <table:table-cell table:style-name="Table2.A1" office:value-type="string">
            <text:p text:style-name="Table_20_Contents">Lampir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1. Surat Perintah Kepala Kejaksaaan</text:p>
            <text:p text:style-name="Table_20_Contents">2. Berita Acara Penyerahan/pemusnahan </text:p>
            <text:p text:style-name="Table_20_Contents"><text:s text:c="4"/>Barang.</text:p>
          </table:table-cell>
          <table:table-cell table:style-name="Table2.A1" office:value-type="string">
            <text:p text:style-name="P1">DI-</text:p>
            <text:p text:style-name="P1"/>
          </table:table-cell>
        </table:table-row>
        <table:table-row>
          <table:table-cell table:style-name="Table2.A1" office:value-type="string">
            <text:p text:style-name="Table_20_Contents">Perihal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Laporan pelaksanaan pemanfaatan/peny-erahan/pemusnahan barang terlarang atas barang bukti yang dikembalikan tetapi tidak diambil barang/temuan.</text:p>
            <text:p text:style-name="Table_20_Contents">{pemusnahan_barang}</text:p>
          </table:table-cell>
          <table:table-cell table:style-name="Table2.A1" office:value-type="string">
            <text:p text:style-name="Table_20_Contents">{ditempat}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 text:c="12"/>Dengan ini dilaporkan bahwa berdasarkan Surat Perintah Kepala Kejaksaan {kejaksaan} No {nomor} tanggal {tanggal} {tindakan} yang {statusbarang} berupa :</text:p>
            <text:p text:style-name="Table_20_Contents">{barang_temuan_berupa} register {register} (barang bukti nomor {nomor_bukti} tanggal {tanggal}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12"/>Untuk jelasnya bersama ini kami lampirkan copy Surat Perintah Kepala Kejaksaan {kejaksaan} Nomor : Print {no_print} tanggal {tanggal} dan Berita Acara Pemanfaatan/Penyerahan/Pemusnahan Barang Bukti dimaksud.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Demikian untuk maklum.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2">{kejaksaan}</text:p>
            <text:p text:style-name="P2">SELAKU PENUNTUT UMUM</text:p>
            <text:p text:style-name="P2"/>
            <text:p text:style-name="P2"/>
            <text:p text:style-name="P3"/>
            <text:p text:style-name="P3"/>
            <text:p text:style-name="P3">{nama_penandatangan}</text:p>
            <text:p text:style-name="P2">Pangkat/NIP: {pangkat} /{nip_penandatangan} </text:p>
          </table:table-cell>
        </table:table-row>
      </table:table>
      <text:p text:style-name="Table_20_Contents">Tembusan </text:p>
      <text:p text:style-name="Table_20_Contents">[!-- BEGIN tembusan --]</text:p>
      <text:p text:style-name="Table_20_Contents">{urutan_tembusan}. {nama_tembusan}</text:p>
      <text:p text:style-name="Table_20_Contents">[!-- END tembusan --]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1T14:23:28</meta:creation-date>
    <dc:date>2016-06-21T10:53:17.33</dc:date>
    <meta:editing-duration>PT54M41S</meta:editing-duration>
    <meta:editing-cycles>20</meta:editing-cycles>
    <meta:generator>OpenOffice/4.1.1$Win32 OpenOffice.org_project/411m6$Build-9775</meta:generator>
    <meta:document-statistic meta:table-count="6" meta:image-count="0" meta:object-count="0" meta:page-count="1" meta:paragraph-count="34" meta:word-count="122" meta:character-count="1065"/>
    <dc:creator>hadi wibowo</dc:creator>
  </office:meta>
</office:document-meta>
</file>